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569cd6"/>
    </style:style>
    <style:style style:name="T2" style:family="text">
      <style:text-properties fo:color="#9cdcfe"/>
    </style:style>
    <style:style style:name="T3" style:family="text">
      <style:text-properties fo:color="#ce9178"/>
    </style:style>
    <style:style style:name="T4" style:family="text">
      <style:text-properties fo:color="#4ec9b0"/>
    </style:style>
    <style:style style:name="T5" style:family="text">
      <style:text-properties fo:color="#b5ce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mport</text:span> <text:span text:style-name="T2">org.apache.spark.ml.classification.</text:span>{<text:span text:style-name="T2">LogisticRegression</text:span>, <text:span text:style-name="T2">OneVsRest</text:span>}</text:p>
      <text:p text:style-name="P1"><text:span text:style-name="T1">import</text:span> <text:span text:style-name="T2">org.apache.spark.ml.evaluation.MulticlassClassificationEvaluator</text:span></text:p>
      <text:p text:style-name="P3"/>
      <text:p text:style-name="P2">// load data file.</text:p>
      <text:p text:style-name="P1"><text:span text:style-name="T1">val</text:span> inputData = spark.read.format(<text:span text:style-name="T3">"libsvm"</text:span>)</text:p>
      <text:p text:style-name="P1">.load(<text:span text:style-name="T3">"data/mllib/sample_multiclass_classification_data.txt"</text:span>)</text:p>
      <text:p text:style-name="P3"/>
      <text:p text:style-name="P2">// generate the train/test split.</text:p>
      <text:p text:style-name="P1"><text:span text:style-name="T1">val</text:span> Array(train, test) = inputData.randomSplit(<text:span text:style-name="T4">Array</text:span>(<text:span text:style-name="T5">0.8</text:span>, <text:span text:style-name="T5">0.2</text:span>))</text:p>
      <text:p text:style-name="P3"/>
      <text:p text:style-name="P2">// instantiate the base classifier</text:p>
      <text:p text:style-name="P1"><text:span text:style-name="T1">val</text:span> classifier = <text:span text:style-name="T1">new</text:span> <text:span text:style-name="T4">LogisticRegression</text:span>()</text:p>
      <text:p text:style-name="P1">.setMaxIter(<text:span text:style-name="T5">10</text:span>)</text:p>
      <text:p text:style-name="P1">.setTol(<text:span text:style-name="T5">1E-6</text:span>)</text:p>
      <text:p text:style-name="P1">.setFitIntercept(<text:span text:style-name="T1">true</text:span>)</text:p>
      <text:p text:style-name="P3"/>
      <text:p text:style-name="P2">// instantiate the One Vs Rest Classifier.</text:p>
      <text:p text:style-name="P1"><text:span text:style-name="T1">val</text:span> ovr = <text:span text:style-name="T1">new</text:span> <text:span text:style-name="T4">OneVsRest</text:span>().setClassifier(classifier)</text:p>
      <text:p text:style-name="P3"/>
      <text:p text:style-name="P2">// train the multiclass model.</text:p>
      <text:p text:style-name="P1"><text:span text:style-name="T1">val</text:span> ovrModel = ovr.fit(train)</text:p>
      <text:p text:style-name="P3"/>
      <text:p text:style-name="P2">// score the model on test data.</text:p>
      <text:p text:style-name="P1"><text:span text:style-name="T1">val</text:span> predictions = ovrModel.transform(test)</text:p>
      <text:p text:style-name="P3"/>
      <text:p text:style-name="P2">// obtain evaluator.</text:p>
      <text:p text:style-name="P1"><text:span text:style-name="T1">val</text:span> evaluator = <text:span text:style-name="T1">new</text:span> <text:span text:style-name="T4">MulticlassClassificationEvaluator</text:span>()</text:p>
      <text:p text:style-name="P1">.setMetricName(<text:span text:style-name="T3">"accuracy"</text:span>)</text:p>
      <text:p text:style-name="P3"/>
      <text:p text:style-name="P2">// compute the classification error on test data.</text:p>
      <text:p text:style-name="P1"><text:span text:style-name="T1">val</text:span> accuracy = evaluator.evaluate(predictions)</text:p>
      <text:p text:style-name="P1">println(s<text:span text:style-name="T3">"Test Error = ${1 - accuracy}"</text:span>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4:15:14.412536554</meta:creation-date>
    <dc:date>2019-04-14T14:15:35.987352329</dc:date>
    <meta:editing-duration>PT22S</meta:editing-duration>
    <meta:editing-cycles>1</meta:editing-cycles>
    <meta:document-statistic meta:table-count="0" meta:image-count="0" meta:object-count="0" meta:page-count="1" meta:paragraph-count="24" meta:word-count="97" meta:character-count="949" meta:non-whitespace-character-count="876"/>
    <meta:generator>LibreOffice/5.1.6.2$Linux_x86 LibreOffice_project/10m0$Build-2</meta:generator>
  </office:meta>
</office:document-meta>
</file>